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Header">
      <style:text-properties fo:color="#808080" style:font-name="Arial" fo:font-size="9pt" style:font-size-asian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2pt" fo:font-style="italic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fo:font-style="italic" style:text-underline-style="solid" style:text-underline-width="auto" style:text-underline-color="font-color" fo:font-weight="normal" officeooo:rsid="00e684a4" officeooo:paragraph-rsid="00e684a4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2pt" fo:language="en" fo:country="GB" fo:font-style="normal" style:text-underline-style="none" fo:font-weight="bold" style:font-size-asian="10.5pt" style:font-style-asian="normal" style:font-weight-asian="bold" style:font-name-complex="Arial" style:font-size-complex="12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fo:language="en" fo:country="GB" fo:font-style="normal" style:text-underline-style="none" fo:font-weight="bold" style:font-size-asian="10.5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2pt" fo:language="en" fo:country="GB" fo:font-style="normal" style:text-underline-style="none" fo:font-weight="normal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2pt" fo:language="en" fo:country="GB" fo:font-style="normal" style:text-underline-style="solid" style:text-underline-width="auto" style:text-underline-color="font-color" fo:font-weight="normal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fo:font-size="12pt" fo:language="en" fo:country="GB" fo:font-style="italic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fo:font-size="9pt" fo:language="en" fo:country="GB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P11" style:family="paragraph" style:parent-style-name="Text_20_body">
      <style:text-properties style:font-name="Arial" fo:language="none" fo:country="none" style:text-underline-style="none" fo:font-weight="normal" style:font-weight-asian="normal" style:font-weight-complex="normal"/>
    </style:style>
    <style:style style:name="P12" style:family="paragraph" style:parent-style-name="Text_20_body">
      <style:text-properties style:font-name="Arial" fo:language="none" fo:country="none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.499cm" loext:contextual-spacing="false"/>
      <style:text-properties fo:language="none" fo:country="none"/>
    </style:style>
    <style:style style:name="P14" style:family="paragraph" style:parent-style-name="Text_20_body">
      <style:paragraph-properties fo:margin-top="0cm" fo:margin-bottom="0.499cm" loext:contextual-spacing="false" fo:line-height="100%"/>
      <style:text-properties fo:language="none" fo:country="none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Arial" fo:font-size="12pt" fo:language="en" fo:country="GB" fo:font-style="normal" style:text-underline-style="solid" style:text-underline-width="auto" style:text-underline-color="font-color" fo:font-weight="bold" style:font-size-asian="10.5pt" style:font-style-asian="normal" style:font-weight-asian="bold" style:font-name-complex="Arial" style:font-size-complex="12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Arial" fo:font-size="12pt" fo:language="en" fo:country="GB" fo:font-style="normal" style:text-underline-style="none" fo:font-weight="normal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 style:master-page-name="Standard">
      <style:paragraph-properties style:page-number="auto"/>
      <style:text-properties style:font-name="Arial" fo:font-size="14pt" fo:font-weight="bold" style:font-size-asian="14pt" style:font-weight-asian="bold" style:font-size-complex="14pt"/>
    </style:style>
    <style:style style:name="P18" style:family="paragraph" style:parent-style-name="Standard" style:list-style-name="L3">
      <style:paragraph-properties fo:line-height="150%" fo:text-align="start" style:justify-single-word="false"/>
      <style:text-properties style:font-name="Arial" fo:font-size="12pt" fo:language="en" fo:country="GB" fo:font-style="normal" style:text-underline-style="solid" style:text-underline-width="auto" style:text-underline-color="font-color" fo:font-weight="bold" style:font-size-asian="10.5pt" style:font-style-asian="normal" style:font-weight-asian="bold" style:font-name-complex="Arial" style:font-size-complex="12pt" style:font-style-complex="normal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Arial" fo:font-size="12pt" fo:language="en" fo:country="GB" fo:font-style="normal" style:text-underline-style="none" fo:font-weight="normal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 style:list-style-name="L3">
      <style:paragraph-properties fo:line-height="150%" fo:text-align="start" style:justify-single-word="false"/>
      <style:text-properties style:font-name="Arial" fo:font-size="12pt" fo:language="en" fo:country="GB" fo:font-style="normal" style:text-underline-style="none" fo:font-weight="normal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Standard" style:list-style-name="L3">
      <style:paragraph-properties fo:line-height="150%" fo:text-align="start" style:justify-single-word="false"/>
      <style:text-properties style:font-name="Arial" fo:font-size="12pt" fo:language="none" fo:country="none" fo:font-style="normal" style:text-underline-style="none" fo:font-weight="bold" style:font-size-asian="10.5pt" style:font-style-asian="normal" style:font-weight-asian="bold" style:font-name-complex="Arial" style:font-size-complex="12pt" style:font-style-complex="normal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fo:color="#6666ff" style:font-name="Arial" fo:font-size="12pt" fo:language="none" fo:country="none" fo:font-style="italic" style:text-underline-style="none" fo:font-weight="normal" officeooo:rsid="00e9bbe7" officeooo:paragraph-rsid="00e9de9e" style:font-name-asian="Times New Roman" style:font-size-asian="12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color="#6666ff" style:font-name="Arial" fo:font-size="12pt" fo:language="none" fo:country="none" fo:font-style="italic" style:text-underline-style="none" fo:font-weight="normal" officeooo:rsid="00e9de9e" style:font-name-asian="Times New Roman" style:font-size-asian="12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color="#6666ff" style:font-name="Arial" fo:font-size="12pt" fo:language="none" fo:country="none" fo:font-style="italic" style:text-underline-style="none" fo:font-weight="normal" officeooo:rsid="00e9de9e" officeooo:paragraph-rsid="00e9de9e" style:font-name-asian="Times New Roman" style:font-size-asian="12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color="#6666ff" style:font-name="Arial" fo:font-size="12pt" fo:language="none" fo:country="none" fo:font-style="italic" style:text-underline-style="none" fo:font-weight="normal" officeooo:rsid="00eb4e3c" style:font-name-asian="Times New Roman" style:font-size-asian="12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color="#6666ff" style:font-name="Arial" fo:font-size="12pt" fo:language="none" fo:country="none" fo:font-style="italic" style:text-underline-style="none" fo:font-weight="normal" officeooo:rsid="00eb4e3c" officeooo:paragraph-rsid="00eb4e3c" style:font-name-asian="Times New Roman" style:font-size-asian="12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27" style:family="paragraph" style:parent-style-name="Standard" style:list-style-name="L3">
      <loext:graphic-properties draw:fill="solid" draw:fill-color="#ffffcc" draw:opacity="100%"/>
      <style:paragraph-properties fo:margin-left="1.251cm" fo:margin-right="0cm" fo:line-height="150%" fo:text-align="start" style:justify-single-word="false" fo:text-indent="0cm" style:auto-text-indent="false" fo:background-color="#ffffcc" style:writing-mode="lr-tb"/>
      <style:text-properties style:font-name="Arial" fo:font-size="10pt" fo:language="en" fo:country="GB" fo:font-style="italic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28" style:family="paragraph" style:parent-style-name="Text_20_body" style:list-style-name="L1">
      <style:paragraph-properties fo:margin-top="0cm" fo:margin-bottom="0.499cm" loext:contextual-spacing="false" fo:line-height="100%"/>
    </style:style>
    <style:style style:name="P29" style:family="paragraph" style:parent-style-name="Text_20_body" style:list-style-name="L2">
      <style:paragraph-properties fo:margin-top="0cm" fo:margin-bottom="0.499cm" loext:contextual-spacing="false" fo:line-height="100%"/>
    </style:style>
    <style:style style:name="P30" style:family="paragraph" style:parent-style-name="Text_20_body">
      <style:paragraph-properties fo:margin-top="0cm" fo:margin-bottom="0.499cm" loext:contextual-spacing="false" fo:line-height="100%"/>
      <style:text-properties officeooo:paragraph-rsid="00e996ce"/>
    </style:style>
    <style:style style:name="P31" style:family="paragraph" style:parent-style-name="Text_20_body" style:list-style-name="L2">
      <style:paragraph-properties fo:margin-top="0cm" fo:margin-bottom="0.499cm" loext:contextual-spacing="false"/>
    </style:style>
    <style:style style:name="P32" style:family="paragraph" style:parent-style-name="Text_20_body">
      <style:paragraph-properties fo:margin-top="0cm" fo:margin-bottom="0.499cm" loext:contextual-spacing="false"/>
      <style:text-properties fo:language="none" fo:country="none"/>
    </style:style>
    <style:style style:name="P33" style:family="paragraph" style:parent-style-name="Text_20_body">
      <style:paragraph-properties fo:margin-top="0cm" fo:margin-bottom="0.499cm" loext:contextual-spacing="false" fo:line-height="100%"/>
      <style:text-properties fo:language="none" fo:country="none"/>
    </style:style>
    <style:style style:name="P34" style:family="paragraph" style:parent-style-name="Text_20_body">
      <style:paragraph-properties fo:margin-top="0cm" fo:margin-bottom="0.499cm" loext:contextual-spacing="false" fo:line-height="100%"/>
      <style:text-properties fo:language="none" fo:country="none" officeooo:paragraph-rsid="00e996ce"/>
    </style:style>
    <style:style style:name="P35" style:family="paragraph" style:parent-style-name="Text_20_body">
      <style:paragraph-properties fo:margin-top="0cm" fo:margin-bottom="0.499cm" loext:contextual-spacing="false" fo:line-height="100%"/>
      <style:text-properties fo:language="none" fo:country="none" officeooo:rsid="00e996ce" officeooo:paragraph-rsid="00e996ce"/>
    </style:style>
    <style:style style:name="P36" style:family="paragraph" style:parent-style-name="Text_20_body">
      <style:paragraph-properties fo:margin-top="0cm" fo:margin-bottom="0.499cm" loext:contextual-spacing="false" fo:line-height="100%"/>
      <style:text-properties fo:color="#6666ff" style:font-name="Arial" fo:font-size="12pt" fo:language="none" fo:country="none" fo:font-style="italic" fo:font-weight="normal" officeooo:rsid="00e996ce" style:font-name-asian="Times New Roman" style:font-size-asian="12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37" style:family="paragraph" style:parent-style-name="Text_20_body">
      <style:paragraph-properties fo:margin-top="0cm" fo:margin-bottom="0.499cm" loext:contextual-spacing="false" fo:line-height="100%"/>
      <style:text-properties fo:color="#6666ff" style:font-name="Arial" fo:font-size="12pt" fo:language="none" fo:country="none" fo:font-style="italic" fo:font-weight="normal" officeooo:rsid="00e996ce" officeooo:paragraph-rsid="00e996ce" style:font-name-asian="Times New Roman" style:font-size-asian="12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38" style:family="paragraph" style:parent-style-name="Text_20_body" style:list-style-name="L1">
      <style:paragraph-properties fo:margin-top="0cm" fo:margin-bottom="0.499cm" loext:contextual-spacing="false" fo:line-height="100%"/>
      <style:text-properties fo:color="#6666ff" style:font-name="Arial" fo:font-size="12pt" fo:language="none" fo:country="none" fo:font-style="italic" fo:font-weight="normal" officeooo:rsid="00e996ce" officeooo:paragraph-rsid="00e996ce" style:font-name-asian="Times New Roman" style:font-size-asian="12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39" style:family="paragraph" style:parent-style-name="Text_20_body" style:list-style-name="L2">
      <style:paragraph-properties fo:margin-top="0cm" fo:margin-bottom="0.499cm" loext:contextual-spacing="false" fo:line-height="100%"/>
      <style:text-properties fo:color="#6666ff" style:font-name="Arial" fo:font-size="12pt" fo:language="none" fo:country="none" fo:font-style="italic" fo:font-weight="normal" officeooo:rsid="00e996ce" officeooo:paragraph-rsid="00e996ce" style:font-name-asian="Times New Roman" style:font-size-asian="12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40" style:family="paragraph" style:parent-style-name="Text_20_body" style:list-style-name="L2">
      <style:paragraph-properties fo:margin-top="0cm" fo:margin-bottom="0.499cm" loext:contextual-spacing="false" fo:line-height="100%"/>
      <style:text-properties fo:color="#6666ff" style:font-name="Arial" fo:font-size="12pt" fo:language="none" fo:country="none" fo:font-style="italic" fo:font-weight="normal" officeooo:rsid="00e99854" officeooo:paragraph-rsid="00e99854" style:font-name-asian="Times New Roman" style:font-size-asian="12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41" style:family="paragraph" style:parent-style-name="Text_20_body">
      <style:paragraph-properties fo:margin-top="0cm" fo:margin-bottom="0.499cm" loext:contextual-spacing="false"/>
      <style:text-properties fo:color="#6666ff" style:font-name="Arial" fo:font-size="12pt" fo:language="none" fo:country="none" fo:font-style="italic" style:text-underline-style="none" fo:font-weight="normal" officeooo:rsid="00e99854" officeooo:paragraph-rsid="00e99854" style:font-name-asian="Times New Roman" style:font-size-asian="12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42" style:family="paragraph" style:parent-style-name="Text_20_body">
      <style:paragraph-properties fo:margin-top="0cm" fo:margin-bottom="0.499cm" loext:contextual-spacing="false"/>
      <style:text-properties fo:color="#6666ff" style:font-name="Arial" fo:font-size="12pt" fo:language="none" fo:country="none" fo:font-style="italic" style:text-underline-style="none" fo:font-weight="normal" officeooo:rsid="00e9bbe7" officeooo:paragraph-rsid="00e9bbe7" style:font-name-asian="Times New Roman" style:font-size-asian="12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43" style:family="paragraph" style:parent-style-name="Text_20_body">
      <style:paragraph-properties fo:margin-top="0cm" fo:margin-bottom="0.499cm" loext:contextual-spacing="false"/>
      <style:text-properties style:font-name="Arial" fo:language="none" fo:country="none" style:text-underline-style="none" fo:font-weight="bold" style:font-weight-asian="bold" style:font-weight-complex="bold"/>
    </style:style>
    <style:style style:name="P44" style:family="paragraph" style:parent-style-name="Text_20_body">
      <style:paragraph-properties fo:margin-top="0cm" fo:margin-bottom="0cm" loext:contextual-spacing="false"/>
      <style:text-properties style:font-name="Arial" fo:font-size="12pt" fo:language="en" fo:country="GB" fo:font-style="normal" style:text-underline-style="none" fo:font-weight="normal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5" style:family="paragraph" style:parent-style-name="Text_20_body">
      <style:paragraph-properties fo:margin-top="0cm" fo:margin-bottom="0cm" loext:contextual-spacing="false"/>
      <style:text-properties fo:color="#6666ff" style:font-name="Arial" fo:font-size="12pt" fo:language="none" fo:country="none" fo:font-style="italic" style:text-underline-style="none" fo:font-weight="normal" officeooo:rsid="00e9bbe7" style:font-name-asian="Times New Roman" style:font-size-asian="12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46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fo:color="#6666ff" style:font-name="Arial" fo:font-size="12pt" fo:language="none" fo:country="none" fo:font-style="italic" style:text-underline-style="none" fo:font-weight="normal" officeooo:rsid="00e9bbe7" officeooo:paragraph-rsid="00e9de9e" style:font-name-asian="Times New Roman" style:font-size-asian="12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47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fo:color="#6666ff" style:font-name="Arial" fo:font-size="12pt" fo:language="none" fo:country="none" fo:font-style="italic" style:text-underline-style="none" fo:font-weight="normal" officeooo:rsid="00e9de9e" officeooo:paragraph-rsid="00e9de9e" style:font-name-asian="Times New Roman" style:font-size-asian="12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Arial" style:text-underline-style="none" fo:font-weight="normal" style:font-weight-asian="normal" style:font-weight-complex="normal"/>
    </style:style>
    <style:style style:name="T7" style:family="text">
      <style:text-properties style:font-name="Arial" fo:font-size="12pt" fo:font-style="normal" style:text-underline-style="none" fo:font-weight="normal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style:font-name="Arial" fo:font-size="12pt" fo:font-style="normal" style:text-underline-style="none" fo:font-weight="bold" style:font-size-asian="10.5pt" style:font-style-asian="normal" style:font-weight-asian="bold" style:font-name-complex="Arial" style:font-size-complex="12pt" style:font-style-complex="normal" style:font-weight-complex="bold"/>
    </style:style>
    <style:style style:name="T9" style:family="text">
      <style:text-properties fo:language="none" fo:country="none" fo:font-weight="bold" style:font-weight-asian="bold" style:font-weight-complex="bold"/>
    </style:style>
    <style:style style:name="T10" style:family="text">
      <style:text-properties fo:language="none" fo:country="none" style:text-underline-style="none"/>
    </style:style>
    <style:style style:name="T11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6666ff" fo:font-style="italic" fo:font-weight="normal" officeooo:rsid="00e996ce" style:font-style-asian="italic" style:font-weight-asian="normal" style:font-style-complex="italic" style:font-weight-complex="normal"/>
    </style:style>
    <style:style style:name="T13" style:family="text">
      <style:text-properties fo:color="#6666ff" style:font-name="Arial" fo:font-size="12pt" fo:font-style="italic" style:text-underline-style="none" fo:font-weight="normal" style:font-size-asian="10.5pt" style:font-style-asian="italic" style:font-weight-asian="normal" style:font-name-complex="Arial" style:font-size-complex="12pt" style:font-style-complex="italic" style:font-weight-complex="normal"/>
    </style:style>
    <style:style style:name="T14" style:family="text">
      <style:text-properties fo:color="#6666ff" style:font-name="Arial" fo:font-size="12pt" fo:language="none" fo:country="none" fo:font-style="italic" fo:font-weight="normal" officeooo:rsid="00e996ce" style:font-name-asian="Times New Roman" style:font-size-asian="12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15" style:family="text">
      <style:text-properties fo:color="#800000"/>
    </style:style>
    <style:style style:name="T16" style:family="text">
      <style:text-properties officeooo:rsid="00e684a4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e9bb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pagos.agapea.com/seg/confpedido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pagos.agapea.com/seg/confpedido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pagos.agapea.com/seg/confpedido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2">IMPLANTACIÓN DE SISTEMAS OPERATIVOS – 1º ASIR</text:p>
      <text:p text:style-name="P2"/>
      <text:p text:style-name="P4">Simulacro examen práctico 2ª evaluación</text:p>
      <text:p text:style-name="P6"/>
      <text:p text:style-name="P3"><text:span text:style-name="T1">Instrucciones: </text:span>Rellenar este documento con las salidas de los comados ejecutados y/o capturas demostrativas y posteriormente subirlo al aula virtual.</text:p>
      <text:p text:style-name="P3"/>
      <text:p text:style-name="P6">PARTE LINUX</text:p>
      <text:p text:style-name="P9">(Se realizará en la máquina virtual Ubuntu 1<text:span text:style-name="T16">8.04</text:span> Desktop <text:span text:style-name="T15">realizando previamente una instantánea</text:span>)</text:p>
      <text:p text:style-name="P11"/>
      <text:p text:style-name="P12">Ejercicio 1<text:span text:style-name="T4"> (3 puntos)</text:span></text:p>
      <text:p text:style-name="P14">Queremos disponer de un espacio de almacenamiento interno para una empresa de <text:s/>reparaciones en un disco independiente de 500MB (creado en Virtualbox), formateado Ext4 con tamaño de bloque 2048 y montado en <text:span text:style-name="T1">/mantenimientos. </text:span><text:span text:style-name="T2">Se configurará el sistema para que el disco se monte automáticamente y de forma unívoca en el arranque del mismo. </text:span><text:span text:style-name="T11">(1 punto)</text:span></text:p>
      <text:p text:style-name="P35"><text:span text:style-name="T11">blkid dev/sdb</text:span></text:p>
      <text:p text:style-name="P35"><text:span text:style-name="T11">hacer una copia de backup de fstab antes → cp etc/fstab etc/fstab.backup</text:span></text:p>
      <text:p text:style-name="P35"><text:span text:style-name="T11">montar en etc/fstab el uid del comando anterior.</text:span></text:p>
      <text:p text:style-name="P34"><text:span text:style-name="T12">Uuid ”dfsdfsfsf” mantenimientos ext4 defaults 0 0 → lo añadimos al fichero etc/fstab</text:span></text:p>
      <text:p text:style-name="P14"><text:span text:style-name="T11"/></text:p>
      <text:p text:style-name="P14">En dicha empresa vamos a crear una serie de usuarios con las siguientes características: <text:span text:style-name="T11">(1 punto)</text:span></text:p>
      <text:list xml:id="list2108641824" text:style-name="L1">
        <text:list-item>
          <text:p text:style-name="P28">tamara y leopoldo son <text:span text:style-name="T1">tecnicos</text:span> (grupo con gid 700).</text:p>
        </text:list-item>
      </text:list>
      <text:p text:style-name="P36">useradd tamara</text:p>
      <text:p text:style-name="P36">useradd leopoldo</text:p>
      <text:p text:style-name="P36">groupadd -g 700 tecnicos</text:p>
      <text:list xml:id="list133206054950878" text:continue-numbering="true" text:style-name="L1">
        <text:list-item>
          <text:p text:style-name="P28">asclepiodoto y <text:s/>sofia son <text:span text:style-name="T1">telefonistas </text:span>(grupo con gid 800).</text:p>
        </text:list-item>
      </text:list>
      <text:p text:style-name="P37">useradd asclepoidoto</text:p>
      <text:p text:style-name="P30"><text:span text:style-name="T14">useradd sofia</text:span></text:p>
      <text:p text:style-name="P37">groupadd -g 900 tecni<text:span text:style-name="T17">c</text:span>os</text:p>
      <text:list xml:id="list133205952116779" text:continue-numbering="true" text:style-name="L1">
        <text:list-item>
          <text:p text:style-name="P28"><text:soft-page-break/>luisa pertenece al grupo principal <text:span text:style-name="T1">staff</text:span> (gid 900) y secundario <text:span text:style-name="T1">telefonistas</text:span></text:p>
          <text:p text:style-name="P38">se puede acceder al fichero etc/passwd para modificarlo</text:p>
          <text:p text:style-name="P38">salir de vi !wq</text:p>
          <text:p text:style-name="P38">fichero etc/group para poder añadir nombre de grupo al que pertenecen los usuuarios</text:p>
        </text:list-item>
      </text:list>
      <text:p text:style-name="P37"><text:tab/>hace copias de seguridad de ambos ficheros</text:p>
      <text:p text:style-name="P14">Tenemos también estos requisitos: <text:span text:style-name="T11">(1 punto)</text:span></text:p>
      <text:list xml:id="list231969915" text:style-name="L2">
        <text:list-item>
          <text:p text:style-name="P29">La carpeta <text:span text:style-name="T1">/mantenimientos</text:span> será propiedad <text:s/>de luisa que podrá leer, escribir y entrar. El resto del grupo y otros solo podran leer y entrar.</text:p>
          <text:p text:style-name="P39">Chown luisa <text:s/>mantenimientos/</text:p>
          <text:p text:style-name="P39">Chmod luisa 755 mantenimientos/</text:p>
        </text:list-item>
        <text:list-item>
          <text:p text:style-name="P40">ls -ald mantenimientos para ver los permisos</text:p>
        </text:list-item>
        <text:list-item>
          <text:p text:style-name="P29">Una carpeta <text:s/><text:span text:style-name="T1">/mantenimientos/activos </text:span><text:span text:style-name="T2">cuya propietaria será luisa que podrá entrar, escribir y leer. También podrán acceder y leer los del grupo telefonistas.</text:span></text:p>
          <text:p text:style-name="P40">Chgrp telefonistas activos</text:p>
        </text:list-item>
        <text:list-item>
          <text:p text:style-name="P40">ls -ltr</text:p>
          <text:p text:style-name="P40">chmod 750 activos/</text:p>
        </text:list-item>
        <text:list-item>
          <text:p text:style-name="P31">Una carpeta <text:span text:style-name="T1">/mantenimientos/finalizados</text:span><text:span text:style-name="T2"> propiedad de leopoldo donde todo el mundo, incluidos los usuarios de su grupo podrán acceder y leer pero no escribir.</text:span></text:p>
        </text:list-item>
      </text:list>
      <text:p text:style-name="P41">Mkdir finalizados</text:p>
      <text:p text:style-name="P41">chown leopordo finalizados/</text:p>
      <text:p text:style-name="P41">chgrgp tecnicos finalizados/</text:p>
      <text:p text:style-name="P41">chmod o-x finalizados/</text:p>
      <text:p text:style-name="P43"/>
      <text:p text:style-name="P13"><text:span text:style-name="T5">Ejercicio 2</text:span><text:span text:style-name="T6"> (3 puntos)</text:span></text:p>
      <text:p text:style-name="P13"><text:soft-page-break/><text:span text:style-name="T7">En Linux crear un volumen de 200MB de tamaño con 3 discos en raid5 (crearlos en Virtualbox) utilizando mdadm </text:span><text:span text:style-name="T13">(1 punto)</text:span><text:span text:style-name="T7">. Crear una particion primaria de 100MB formateada EXT3 otra lógica de 50MB formateada EXFAT y el resto una lógica para swap </text:span><text:span text:style-name="T13">(1 punto)</text:span><text:span text:style-name="T7"> . Montar a mano la primera en </text:span><text:span text:style-name="T8">/mnt/DatosLinux</text:span><text:span text:style-name="T7"> y la segunda en </text:span><text:span text:style-name="T8">/mnt/DatosWindows </text:span><text:span text:style-name="T7">y mostrarlo </text:span><text:span text:style-name="T13">(1 punto)</text:span><text:span text:style-name="T8">.</text:span></text:p>
      <text:p text:style-name="P41">Tres discos de 100MB.</text:p>
      <text:p text:style-name="P41">Apt-install mdadm</text:p>
      <text:p text:style-name="P41">fdisk -l para comprobar los discos</text:p>
      <text:p text:style-name="P41">mdadm –create –atuo yes /dev/md0 -l raid5 -n 3 /dev/sdc dev/sdd dev/sdb</text:p>
      <text:p text:style-name="P41"/>
      <text:p text:style-name="P41">fdisk dev/md0 → o, n, n, <text:span text:style-name="T18">p</text:span></text:p>
      <text:p text:style-name="P41"/>
      <text:p text:style-name="P42">mkdir mnt/DatosLinux</text:p>
      <text:p text:style-name="P42">mkdir mnt/DatosWindows</text:p>
      <text:p text:style-name="P42">apt-install get exfat-fuse</text:p>
      <text:p text:style-name="P42"/>
      <text:p text:style-name="P42">mkfs.ext3 /dev/md01</text:p>
      <text:p text:style-name="P42">mkfs.extfat /md05</text:p>
      <text:p text:style-name="P42">mkswap /dev/md06</text:p>
      <text:p text:style-name="P42"/>
      <text:p text:style-name="P42">mount /dev/md01 mnt/datoslinux</text:p>
      <text:p text:style-name="P42">mount /dev/md05 mnt/datosWindows</text:p>
      <text:p text:style-name="P42">lsblk -fs /dev/md0 captura de pantalla</text:p>
      <text:p text:style-name="P15"><text:soft-page-break/>Ejercicio 3 <text:span text:style-name="T4">(1 punto)</text:span></text:p>
      <text:p text:style-name="P16"/>
      <text:p text:style-name="P16">Edita el fichero /var/log/syslog, borra las 50 primeras líneas y cambia todas las apariciones de <text:span text:style-name="T1">kernel</text:span> por <text:span text:style-name="T1">nucleo, </text:span>guardándolo posteriormente.</text:p>
      <text:p text:style-name="P45"/>
      <text:p text:style-name="P22">cat syslog | grep kernel| wc -l</text:p>
      <text:p text:style-name="P46">:1,$s/kernel/nucleo</text:p>
      <text:p text:style-name="P46"/>
      <text:p text:style-name="P47">50dd borra las 50 lineas primeras</text:p>
      <text:p text:style-name="P22"/>
      <text:list xml:id="list321663114" text:style-name="L3">
        <text:list-header>
          <text:p text:style-name="P18">Ejercicio <text:s/>4<text:span text:style-name="T4"> (1 punto)</text:span></text:p>
          <text:p text:style-name="P20">Crea con vi un fichero propiedad de root en / llamado backup.sh con el siguiente contenido:</text:p>
          <text:p text:style-name="P27">#!/bin/bash</text:p>
          <text:p text:style-name="P27">mkdir /backups</text:p>
          <text:p text:style-name="P27">tar cvf <text:s/>/backups/mantenimientos.tar <text:s/>/mantenimientos</text:p>
          <text:p text:style-name="P20">Hacer que todo el mundo (tamara, leopoldo, sofia, etc) pueda ejecutarlo como si fuera root. Ejecutarlo e incluir captura. </text:p>
        </text:list-header>
      </text:list>
      <text:p text:style-name="P24">Cd /</text:p>
      <text:p text:style-name="P24">vi backup.sh</text:p>
      <text:p text:style-name="P24">chmod ugo+s +x backup.sh</text:p>
      <text:list xml:id="list133206535717445" text:continue-numbering="true" text:style-name="L3">
        <text:list-header>
          <text:p text:style-name="P21"/>
        </text:list-header>
      </text:list>
      <text:p text:style-name="P8"><text:span text:style-name="T9">Ejercicio 5</text:span><text:span text:style-name="T10"> (1</text:span><text:span text:style-name="T3"> punto)</text:span></text:p>
      <text:p text:style-name="P7"/>
      <text:list xml:id="list133205107593339" text:continue-numbering="true" text:style-name="L3">
        <text:list-header>
          <text:p text:style-name="P20">Crear un enlace duro en el escritorio del usuario alumno llamado <text:span text:style-name="T1">respaldo</text:span> hacia el fichero <text:span text:style-name="T1">backup.sh</text:span> creado anteriormente.</text:p>
        </text:list-header>
      </text:list>
      <text:p text:style-name="P26">Ln /backup.sh respaldo</text:p>
      <text:p text:style-name="P26">para verlo ls -al</text:p>
      <text:p text:style-name="P23"/>
      <text:p text:style-name="P8"><text:span text:style-name="T9">Ejercicio 6</text:span><text:span text:style-name="T10"> (1</text:span><text:span text:style-name="T3"> punto)</text:span></text:p>
      <text:p text:style-name="P7"/>
      <text:p text:style-name="P7">Haz un chequeo del filesystem montado en /mantenimientos y posteriormente realiza una imagen “raw” o binaria del mismo en un fichero llamado mantenimientos.img en /backups.</text:p>
      <text:p text:style-name="P7"/>
      <text:p text:style-name="P7"/>
      <text:p text:style-name="P26"><text:soft-page-break/>Umount /mantenimientos</text:p>
      <text:p text:style-name="P26">fsck dev/sdb</text:p>
      <text:p text:style-name="P26"><text:s/>dd if=/dev/sdb of=/backups/mantenimientos.img</text:p>
      <text:p text:style-name="P25"/>
      <text:p text:style-name="P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s" fo:country="ES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ES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style:font-name="Arial" fo:font-family="Arial" style:font-family-generic="swiss" style:font-pitch="variable" fo:font-size="12pt" style:font-size-asian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line-height="150%" fo:text-align="center" style:justify-single-word="false" fo:keep-with-next="always"/>
      <style:text-properties style:font-name="Arial" fo:font-family="Arial" style:font-family-generic="swiss" style:font-pitch="variable" fo:font-size="11pt" fo:language="es" fo:country="ES" fo:font-weight="bold" style:font-size-asian="11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style:font-size-asian="12pt"/>
    </style:style>
    <style:style style:name="Heading_20_3" style:display-name="Heading 3" style:family="paragraph" style:parent-style-name="Standard" style:next-style-name="Standard" style:class="text">
      <style:paragraph-properties fo:line-height="150%" fo:text-align="center" style:justify-single-word="false" fo:keep-with-next="always"/>
      <style:text-properties style:font-name="Arial" fo:font-family="Arial" style:font-family-generic="swiss" style:font-pitch="variable" fo:font-size="12pt" fo:language="es" fo:country="ES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0cm" fo:margin-right="0cm" fo:margin-top="0cm" fo:margin-bottom="0cm" loext:contextual-spacing="false" fo:line-height="150%" fo:text-align="center" style:justify-single-word="false" fo:text-indent="1.249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style:font-size-asian="12pt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1pt" fo:language="es" fo:country="ES" style:text-underline-style="solid" style:text-underline-width="auto" style:text-underline-color="font-color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1pt" fo:language="es" fo:country="ES" style:font-size-asian="11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family="Arial" style:font-family-generic="swiss" style:font-pitch="variable" fo:font-size="12pt" fo:language="es" fo:country="ES" fo:font-weight="bold" style:font-size-asian="12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family="Arial" style:font-family-generic="swiss" style:font-pitch="variable" fo:font-size="12pt" fo:letter-spacing="-0.005cm" style:font-size-asian="12pt"/>
    </style:style>
    <style:style style:name="Sangría_20_3_20_de_20_t._20_independiente" style:display-name="Sangría 3 de t. independiente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" fo:font-family="Arial" style:font-family-generic="swiss" style:font-pitch="variable" fo:font-size="12pt" style:font-size-asian="12pt"/>
    </style:style>
    <style:style style:name="Texto_20_independiente_20_3" style:display-name="Texto independiente 3" style:family="paragraph" style:parent-style-name="Standard">
      <style:paragraph-properties fo:line-height="150%"/>
      <style:text-properties style:font-name="Arial" fo:font-family="Arial" style:font-family-generic="swiss" style:font-pitch="variable" fo:font-size="12pt"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A" style:num-letter-sync="true">
        <style:list-level-properties text:space-before="1.249cm" text:min-label-width="0.635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suffix=")" style:num-format="A" style:num-letter-sync="true">
        <style:list-level-properties text:space-before="1.249cm" text:min-label-width="0.635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space-before="1.24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212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style:font-name="Arial" fo:font-size="9pt" style:font-size-asian="9pt"/>
    </style:style>
    <style:page-layout style:name="Mpm1">
      <style:page-layout-properties fo:page-width="20.999cm" fo:page-height="29.699cm" style:num-format="1" style:print-orientation="portrait" fo:margin-top="1.501cm" fo:margin-bottom="1.251cm" fo:margin-left="2.251cm" fo:margin-right="2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49cm" fo:margin-left="0cm" fo:margin-right="0cm" fo:margin-bottom="0.15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text:s text:c="2"/></text:p>
        <text:p text:style-name="Standard"/>
        <text:p text:style-name="MP1"><text:s text:c="24"/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INSTITUTO DE EDUCACIÓN SECUNDARIA</dc:title>
    <meta:initial-creator>IES Luis Braille</meta:initial-creator>
    <meta:creation-date>2006-09-20T23:01:00</meta:creation-date>
    <dc:date>2023-03-14T13:30:39.619165163</dc:date>
    <meta:printed-by>usuario</meta:printed-by>
    <meta:print-date>2009-09-25T08:23:26</meta:print-date>
    <meta:editing-cycles>368</meta:editing-cycles>
    <meta:editing-duration>P1DT1H2M12S</meta:editing-duration>
    <meta:document-statistic meta:table-count="0" meta:image-count="0" meta:object-count="0" meta:page-count="5" meta:paragraph-count="80" meta:word-count="634" meta:character-count="4123" meta:non-whitespace-character-count="3544"/>
    <meta:user-defined meta:name="Información 1"/>
    <meta:user-defined meta:name="Información 2"/>
    <meta:user-defined meta:name="Información 3"/>
    <meta:user-defined meta:name="Información 4"/>
  </office:meta>
</office:document-meta>
</file>